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65f26" officeooo:paragraph-rsid="00065f2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65f26" officeooo:paragraph-rsid="00065f2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065f26" officeooo:paragraph-rsid="00065f26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06eac4" officeooo:paragraph-rsid="0006eac4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6eac4" officeooo:paragraph-rsid="0006eac4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fo:font-style="italic" style:text-underline-style="none" fo:font-weight="bold" officeooo:rsid="0006eac4" officeooo:paragraph-rsid="0006eac4" fo:background-color="#ff0000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0a13fa" officeooo:paragraph-rsid="000a13fa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0aeded" officeooo:paragraph-rsid="000d5471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0bebd5" officeooo:paragraph-rsid="000bebd5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0d5471" officeooo:paragraph-rsid="000d5471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0pt" fo:font-style="normal" style:text-underline-style="none" fo:font-weight="normal" officeooo:rsid="000d5471" officeooo:paragraph-rsid="000d5471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0e2933" officeooo:paragraph-rsid="000e2933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0pt" fo:font-style="normal" style:text-underline-style="none" fo:font-weight="normal" officeooo:rsid="000e2933" officeooo:paragraph-rsid="000e2933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style="normal" style:text-underline-style="solid" style:text-underline-width="auto" style:text-underline-color="font-color" fo:font-weight="bold" officeooo:rsid="000d5471" officeooo:paragraph-rsid="000d5471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pt" fo:font-style="italic" style:text-underline-style="none" fo:font-weight="bold" officeooo:rsid="0006eac4" officeooo:paragraph-rsid="0006eac4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pt" fo:font-style="italic" style:text-underline-style="none" fo:font-weight="normal" officeooo:rsid="000e2933" officeooo:paragraph-rsid="000e2933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0pt" fo:font-style="italic" style:text-underline-style="none" fo:font-weight="normal" officeooo:rsid="000d5471" officeooo:paragraph-rsid="000d5471" fo:background-color="#3333ff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0d5471"/>
    </style:style>
    <style:style style:name="P19" style:family="paragraph" style:parent-style-name="Standard">
      <style:paragraph-properties fo:text-align="start" style:justify-single-word="false"/>
      <style:text-properties officeooo:paragraph-rsid="000e2933"/>
    </style:style>
    <style:style style:name="P20" style:family="paragraph" style:parent-style-name="Standard" style:list-style-name="L5">
      <style:paragraph-properties fo:text-align="start" style:justify-single-word="false"/>
      <style:text-properties officeooo:paragraph-rsid="000e2933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0fa4df" officeooo:paragraph-rsid="000fa4df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fa4df" officeooo:paragraph-rsid="000fa4df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17f5d" officeooo:paragraph-rsid="00117f5d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17f5d" officeooo:paragraph-rsid="00117f5d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4506" officeooo:paragraph-rsid="00134506" style:font-style-asian="normal" style:font-weight-asian="normal" style:font-style-complex="normal" style:font-weight-complex="normal"/>
    </style:style>
    <style:style style:name="T1" style:family="text">
      <style:text-properties officeooo:rsid="000d5471"/>
    </style:style>
    <style:style style:name="T2" style:family="text">
      <style:text-properties fo:font-size="10pt" fo:font-style="normal" style:text-underline-style="none" fo:font-weight="normal" officeooo:rsid="000d5471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0pt" fo:font-style="normal" style:text-underline-style="none" fo:font-weight="normal" officeooo:rsid="000aeded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font-style="italic" style:text-underline-style="none" fo:font-weight="normal" officeooo:rsid="000e2933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e2933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0e293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d5471" style:font-style-asian="italic" style:font-style-complex="italic"/>
    </style:style>
    <style:style style:name="T13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eur d'impression :</text:p>
      <text:p text:style-name="P1"/>
      <text:p text:style-name="P4">Rappel :</text:p>
      <text:p text:style-name="P6">Ne jamais laisser un serveur avec IP dynamique </text:p>
      <text:p text:style-name="P6">Pour faire un serveur d'impression nous avons besoin d'un serveur active directory .</text:p>
      <text:p text:style-name="P6">----------- MDP AD BGE Pipo2552 <text:s/>-----------</text:p>
      <text:p text:style-name="P6">Le mot de passe de Active Directory peu être différent du mot de passe du Serveur .</text:p>
      <text:p text:style-name="P6">* Vérifier l'adresse du DNS , souvent le DHCP étant la box attribue un DNS par défaut a savoir le DNS de la BOX et non le serveur DNS .</text:p>
      <text:p text:style-name="P6">*Adresse IP fixe avec DNS </text:p>
      <text:p text:style-name="P15"/>
      <text:p text:style-name="P14">1°) INSTALLATION SERVEUR :</text:p>
      <text:list xml:id="list5117058659532501883" text:style-name="L2">
        <text:list-item>
          <text:p text:style-name="P18"><text:span text:style-name="T2">Dans le Gestionnaire de serveur : Aller dans Rôle / Clic droit </text:span><text:span text:style-name="T3">Ajout des rôle / ==&gt; Server d'impression </text:span></text:p>
        </text:list-item>
      </text:list>
      <text:p text:style-name="P8"><text:span text:style-name="T1">Sélectionner les options et services souhaitées .</text:span> </text:p>
      <text:p text:style-name="P9">* Séléctionner système LPD uniquement pour Linux</text:p>
      <text:p text:style-name="P9"/>
      <text:p text:style-name="P9"/>
      <text:p text:style-name="P14">2°) Ajouter une imprimante au server <text:s/>d'impression :</text:p>
      <text:p text:style-name="P10"/>
      <text:p text:style-name="P10"><text:span text:style-name="T11">Gestionnaire de serveur =&gt;Rôles =&gt; Service de documents et d'impression =&gt; serveurs d'impression =&gt; Imprimante =&gt;</text:span> <text:span text:style-name="T10">clic droit ajouter ou rechercher une imprimante sur le réseau</text:span> .</text:p>
      <text:p text:style-name="P10">Une fois l'imprimante trouvé , on peut soit installer le pilote sur chaque poste soit que sur le serveur et faire du déploiement après sur X poste client . <text:span text:style-name="T9">( option utilisé le plus souvent )</text:span></text:p>
      <text:list xml:id="list8795362230046332701" text:style-name="L3">
        <text:list-item>
          <text:p text:style-name="P11">Sélectionner PCL6 </text:p>
        </text:list-item>
        <text:list-item>
          <text:p text:style-name="P17">PPD uniquement pour mac</text:p>
        </text:list-item>
        <text:list-item>
          <text:p text:style-name="P17">PS uniquement pour imprimante POST SCRIPT </text:p>
        </text:list-item>
        <text:list-item>
          <text:p text:style-name="P13">Coché option de partage imprimante .</text:p>
        </text:list-item>
      </text:list>
      <text:p text:style-name="P12"/>
      <text:p text:style-name="P12">Une fois l'imprimante installé sur le serveur d'impression , retourner dans </text:p>
      <text:p text:style-name="P12"><text:span text:style-name="T12">Gestionnaire de serveur =&gt;Rôles =&gt; Service de documents et d'impression =&gt; serveurs d'impression =&gt; Imprimante =&gt;</text:span><text:span text:style-name="T1"> </text:span><text:s text:c="2"/>clic droit sur l'imprimante et coché l'option " <text:span text:style-name="T10">Inclure dans Active Directory</text:span> ".</text:p>
      <text:p text:style-name="P12"/>
      <text:p text:style-name="P16">** <text:span text:style-name="T13">Parc multi-OS :</text:span> <text:s/>Il est possible d'avoir plusieurs version de pilotes à déployer sur X version d'OS différent . </text:p>
      <text:p text:style-name="P16">Pour mettre plusieurs version du pilote de la même imprimante sur le serveur d'impression .</text:p>
      <text:list xml:id="list5635591451764130799" text:style-name="L5">
        <text:list-item>
          <text:p text:style-name="P20"><text:span text:style-name="T4">Clic droit sur l'imprimante propriété dans l'onglet partage pour ajouter des pilotes supplémentaire :" Ex pilote pour windows XP/VISTA/7x64 ... "</text:span></text:p>
        </text:list-item>
      </text:list>
      <text:p text:style-name="P19"><text:span text:style-name="T4"/></text:p>
      <text:p text:style-name="P22"><text:span text:style-name="T7">3</text:span><text:span text:style-name="T6">° Impression depuis un poste Client :</text:span></text:p>
      <text:p text:style-name="P21"><text:span text:style-name="T5">Un poste faisant partie du domaine , peut chercher l'imprimante sur le réseau <text:s/>( le serveur d'impression va normalement directement se proposer en premier ) <text:s/>Sélectionner dans la liste l'imprimante souhaitée . Le server va directement proposer l'installation du pilote ( une fenêtre d'authentification va s'ouvrir avec une demande de log admin pour confirmer l'installation selon les droits de l'utilisateurs concerné dans AD ) , une fois le pilote installé , l'impression se déroulera comme prévu .</text:span></text:p>
      <text:p text:style-name="P21"><text:span text:style-name="T5"/></text:p>
      <text:p text:style-name="P23"><text:span text:style-name="T6">4°) Imprimante déployée :</text:span></text:p>
      <text:p text:style-name="P24"><text:span text:style-name="T6"><text:s/>Une option dans AD permet de créer un script de démarrage pour sélectionner quel utilisateur a le droit d'utiliser quelle imprimante . Le script peut également installé le pilote d'impression dès la connexion .</text:span></text:p>
      <text:p text:style-name="P25"><text:span text:style-name="T6">Le script est complexe et propre à chaque imprimante , il ne sera utilisé que dans les </text:span><text:span text:style-name="T8">très </text:span><text:span text:style-name="T6">grand parcs .</text:span></text:p>
      <text:p text:style-name="P7"/>
      <text:p text:style-name="P5"/>
      <text:p text:style-name="P5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M51S</meta:editing-duration>
    <meta:editing-cycles>12</meta:editing-cycles>
    <meta:generator>LibreOffice/4.1.5.3$Windows_x86 LibreOffice_project/1c1366bba2ba2b554cd2ca4d87c06da81c05d24</meta:generator>
    <dc:date>2014-03-20T16:38:00.716000000</dc:date>
    <meta:document-statistic meta:table-count="0" meta:image-count="0" meta:object-count="0" meta:page-count="1" meta:paragraph-count="29" meta:word-count="455" meta:character-count="2722" meta:non-whitespace-character-count="2286"/>
    <meta:user-defined meta:name="Info 1"/>
    <meta:user-defined meta:name="Info 2"/>
    <meta:user-defined meta:name="Info 3"/>
    <meta:user-defined meta:name="Info 4"/>
  </office:meta>
</office:document-meta>
</file>